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000" draw:textarea-horizontal-align="justify" draw:textarea-vertical-align="middle" draw:auto-grow-height="false" fo:min-height="2.25cm" fo:min-width="27.2cm" loext:decorative="false"/>
      <style:paragraph-properties style:writing-mode="lr-tb"/>
    </style:style>
    <style:style style:name="gr2" style:family="graphic" style:parent-style-name="standard">
      <style:graphic-properties svg:stroke-color="#729fcf" draw:fill-color="#729fcf" draw:textarea-horizontal-align="justify" draw:textarea-vertical-align="middle" draw:auto-grow-height="false" fo:min-height="2.25cm" fo:min-width="27.2cm" loext:decorative="false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0.5cm" fo:min-width="18.5cm" loext:decorative="false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10.5cm" fo:min-width="7.7cm" loext:decorative="false"/>
      <style:paragraph-properties style:writing-mode="lr-tb"/>
    </style:style>
    <style:style style:name="gr5" style:family="graphic" style:parent-style-name="standard">
      <style:graphic-properties draw:fill-color="#784b04" draw:textarea-horizontal-align="justify" draw:textarea-vertical-align="middle" draw:auto-grow-height="false" fo:min-height="1.5cm" fo:min-width="27.2cm" loext:decorative="false"/>
      <style:paragraph-properties style:writing-mode="lr-tb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400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729fcf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77bc65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b66c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784b0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7.7cm" svg:height="2.5cm" svg:x="1cm" svg:y="1cm">
          <text:p text:style-name="P1"><text:span text:style-name="T1">CABECER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2.5cm" svg:x="1cm" svg:y="4cm">
          <text:p text:style-name="P3"><text:span text:style-name="T2">MENÚ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cm" svg:height="10.75cm" svg:x="1cm" svg:y="7cm">
          <text:p text:style-name="P5"><text:span text:style-name="T2">CONTENID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0.75cm" svg:x="20.5cm" svg:y="7cm">
          <text:p text:style-name="P3"><text:span text:style-name="T2">BARRA LA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7cm" svg:height="1.75cm" svg:x="1cm" svg:y="18.25cm">
          <text:p text:style-name="P1"><text:span text:style-name="T1">PIE DE PÁGI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8T22:56:44.673000000</meta:creation-date>
    <dc:date>2025-04-08T23:03:44.198000000</dc:date>
    <meta:editing-duration>PT7M</meta:editing-duration>
    <meta:editing-cycles>1</meta:editing-cycles>
    <meta:document-statistic meta:object-count="5"/>
    <meta:generator>LibreOffice/24.2.0.3$Windows_X86_64 LibreOffice_project/da48488a73ddd66ea24cf16bbc4f7b9c08e9bea1</meta:generator>
  </office:meta>
</office:document-meta>
</file>